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2.263cm" style:rel-column-width="5045*"/>
    </style:style>
    <style:style style:name="Table3.B" style:family="table-column">
      <style:table-column-properties style:column-width="3.743cm" style:rel-column-width="8344*"/>
    </style:style>
    <style:style style:name="Table3.C" style:family="table-column">
      <style:table-column-properties style:column-width="23.391cm" style:rel-column-width="52146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3*"/>
    </style:style>
    <style:style style:name="Table4.B" style:family="table-column">
      <style:table-column-properties style:column-width="1.431cm" style:rel-column-width="3188*"/>
    </style:style>
    <style:style style:name="Table4.C" style:family="table-column">
      <style:table-column-properties style:column-width="23.402cm" style:rel-column-width="52169*"/>
    </style:style>
    <style:style style:name="Table4.D" style:family="table-column">
      <style:table-column-properties style:column-width="1.586cm" style:rel-column-width="3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5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6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7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9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0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2" style:family="paragraph" style:parent-style-name="Preformatted_20_Text">
      <style:text-properties style:font-name="Arial" fo:font-size="12pt" officeooo:rsid="005dec21" officeooo:paragraph-rsid="005dec21" style:font-size-asian="12pt" style:font-size-complex="12pt"/>
    </style:style>
    <style:style style:name="P13" style:family="paragraph" style:parent-style-name="Standard">
      <style:text-properties style:font-name="Arial" fo:font-size="12pt" officeooo:rsid="005dec21" officeooo:paragraph-rsid="005dec21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9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0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1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2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5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7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8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29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0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1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2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3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4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5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6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7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8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39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0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1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2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43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4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5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6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8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9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0" style:family="paragraph" style:parent-style-name="Table_20_Contents">
      <style:text-properties style:font-name="Arial" fo:font-size="12pt" style:font-size-asian="12pt" style:font-size-complex="12pt"/>
    </style:style>
    <style:style style:name="P51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2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3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4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5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7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8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59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0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1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2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3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4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Arial" fo:font-size="12pt" officeooo:rsid="00622f48" officeooo:paragraph-rsid="00622f48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6f7e5"/>
    </style:style>
    <style:style style:name="T4" style:family="text">
      <style:text-properties officeooo:rsid="0038fb81"/>
    </style:style>
    <style:style style:name="T5" style:family="text">
      <style:text-properties officeooo:rsid="0039d865"/>
    </style:style>
    <style:style style:name="T6" style:family="text">
      <style:text-properties officeooo:rsid="003c9156"/>
    </style:style>
    <style:style style:name="T7" style:family="text">
      <style:text-properties officeooo:rsid="00446271"/>
    </style:style>
    <style:style style:name="T8" style:family="text">
      <style:text-properties officeooo:rsid="004656cd"/>
    </style:style>
    <style:style style:name="T9" style:family="text">
      <style:text-properties officeooo:rsid="0058458f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5f1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Homelab</text:p>
      <text:p text:style-name="P14"/>
      <text:p text:style-name="P2"><text:span text:style-name="Source_20_Text"><text:span text:style-name="T10"/>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9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5">FreeBSD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24"/>
          </table:table-cell>
        </table:table-row>
        <table:table-row table:style-name="Table2.3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0">Update the system</text:p>
          </table:table-cell>
          <table:table-cell table:style-name="Table2.C2" office:value-type="string">
            <text:p text:style-name="P1"><text:span text:style-name="Source_20_Text"><text:span text:style-name="T10"/></text:span></text:p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4">documents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6">General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networking</text:p>
          </table:table-cell>
          <table:table-cell table:style-name="Table2.C2" office:value-type="string">
            <text:p text:style-name="P5"/>
          </table:table-cell>
        </table:table-row>
        <table:table-row table:style-name="Table2.3">
          <table:table-cell table:style-name="Table2.A2" office:value-type="string">
            <text:p text:style-name="P9">Virtualbox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5"/>
          </table:table-cell>
        </table:table-row>
        <table:table-row table:style-name="Table2.3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0">dhcpd</text:p>
          </table:table-cell>
          <table:table-cell table:style-name="Table2.C2" office:value-type="string">
            <text:p text:style-name="P8">Adaptor 10.0.0.1, 255.0.0.0</text:p>
            <text:p text:style-name="P8">dhcp server 10.0.0.2 min 10.0.0.3 max 10.254.254.254</text:p>
            <text:p text:style-name="P11">uses previous or default if incorrectly configured</text:p>
          </table:table-cell>
        </table:table-row>
      </table:table>
      <text:p text:style-name="P15"/>
      <text:p text:style-name="P14"/>
      <text:p text:style-name="P14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9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3">linux1</text:p>
          </table:table-cell>
          <table:table-cell table:style-name="Table3.A2" office:value-type="string">
            <text:p text:style-name="P20"/>
          </table:table-cell>
          <table:table-cell table:style-name="Table3.A1" office:value-type="string">
            <text:p text:style-name="P12">Ubuntu 22.10</text:p>
          </table:table-cell>
        </table:table-row>
        <table:table-row table:style-name="Table3.2">
          <table:table-cell table:style-name="Table3.A3" office:value-type="string">
            <text:p text:style-name="P13">linux2</text:p>
          </table:table-cell>
          <table:table-cell table:style-name="Table3.A3" office:value-type="string">
            <text:p text:style-name="P20"/>
          </table:table-cell>
          <table:table-cell table:style-name="Table3.C3" office:value-type="string">
            <text:p text:style-name="P12">Ubuntu 22.10</text:p>
          </table:table-cell>
        </table:table-row>
      </table:table>
      <text:p text:style-name="P15"/>
      <text:p text:style-name="P15"/>
      <text:p text:style-name="P15"/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1">Ideas - <text:span text:style-name="T11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7">networking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22">status</text:p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28">virtio</text:p>
          </table:table-cell>
          <table:table-cell table:style-name="Table4.A2" office:value-type="string">
            <text:p text:style-name="P28">Benchmark virto to virtio, jail to jail, vm to vm , <text:span text:style-name="T1">bonded virtio?</text:span>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46">iperf<text:span text:style-name="T9">3</text:span></text:p>
          </table:table-cell>
          <table:table-cell table:style-name="Table4.A2" office:value-type="string">
            <text:p text:style-name="P46">Network benchmark/testing </text:p>
            <text:p text:style-name="P47">1. internal network</text:p>
            <text:p text:style-name="P47">2. one card</text:p>
            <text:p text:style-name="P47">3. bonded cards</text:p>
            <text:p text:style-name="P47">4. different settings</text:p>
            <text:p text:style-name="P47"/>
            <text:p text:style-name="P47">iperf3 -c 10.0.0.11</text:p>
            <text:p text:style-name="P47">iperf3 -s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48">alias</text:p>
          </table:table-cell>
          <table:table-cell table:style-name="Table4.A2" office:value-type="string">
            <text:p text:style-name="P48">How many network alias on a network card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9">storage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28">??</text:p>
          </table:table-cell>
          <table:table-cell table:style-name="Table4.A2" office:value-type="string">
            <text:p text:style-name="P42">Test all file systems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9">usb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9">usb3</text:p>
          </table:table-cell>
          <table:table-cell table:style-name="Table4.A2" office:value-type="string">
            <text:p text:style-name="P49">How many devices can be attached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</table:table>
      <text:p text:style-name="P16"/>
      <text:p text:style-name="P15"/>
      <text:p text:style-name="P15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3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2" office:value-type="string">
            <text:p text:style-name="P30">Application layer</text:p>
          </table:table-cell>
          <table:table-cell table:style-name="Table1.A2" office:value-type="string">
            <text:p text:style-name="P31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>status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bg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dhcp(v6)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dns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f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ht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https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ima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irc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lda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mgc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mqtt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">nn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4">n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ospf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po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p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onc/rpc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r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rts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ri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si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sm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snm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ssh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telnet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tls/ssl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5">xmp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0">Transport layer</text:p>
          </table:table-cell>
          <table:table-cell table:style-name="Table1.A2" office:value-type="string">
            <text:p text:style-name="P31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tc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ud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dcc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sct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rsv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quic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0">Internet layer</text:p>
          </table:table-cell>
          <table:table-cell table:style-name="Table1.A2" office:value-type="string">
            <text:p text:style-name="P31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ipv4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>ipv6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7">icmpv6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7">nd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7">enc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7">ipsec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link layer</text:p>
          </table:table-cell>
          <table:table-cell table:style-name="Table1.A2" office:value-type="string">
            <text:p text:style-name="P31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25"/>
          </table:table-cell>
        </table:table-row>
        <table:table-row>
          <table:table-cell table:style-name="Table1.A2" table:number-rows-spanned="11" office:value-type="string">
            <text:p text:style-name="P39"/>
          </table:table-cell>
          <table:table-cell table:style-name="Table1.A2" table:number-rows-spanned="7" office:value-type="string">
            <text:p text:style-name="P26">arp</text:p>
          </table:table-cell>
          <table:table-cell table:style-name="Table1.A2" office:value-type="string">
            <text:p text:style-name="P51">How does it work:</text:p>
          </table:table-cell>
          <table:table-cell table:style-name="Table1.A2" table:number-columns-spanned="2" office:value-type="string">
            <text:p text:style-name="P52">In a network its possible that the same mac address is used, how to detect</text:p>
            <text:p text:style-name="P53">Without an ip address, arp packets cant be sent? <text:span text:style-name="T2">Lowest <text:s/>level, data is sent using mac address details</text:span></text:p>
            <text:p text:style-name="P54">ping uses arp </text:p>
            <text:p text:style-name="P55">can have duplicate mac addesses and ips (arp watch) <text:span text:style-name="T6">DMAD request</text:span></text:p>
          </table:table-cell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1">How is it configured: </text:p>
          </table:table-cell>
          <table:table-cell table:style-name="Table1.A2" table:number-columns-spanned="2" office:value-type="string">
            <text:p text:style-name="P56">Look at arp <text:span text:style-name="T3">(8) </text:span>man, arp (4) man</text:p>
          </table:table-cell>
          <table:covered-table-cell/>
          <table:table-cell table:style-name="Table1.F2" office:value-type="string">
            <text:p text:style-name="P56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7">Benchmarks:</text:p>
          </table:table-cell>
          <table:table-cell table:style-name="Table1.A2" table:number-columns-spanned="2" office:value-type="string">
            <text:p text:style-name="P57"/>
          </table:table-cell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7">How to test/bugs:</text:p>
          </table:table-cell>
          <table:table-cell table:style-name="Table1.A2" table:number-columns-spanned="2" office:value-type="string">
            <text:p text:style-name="P58">‘<text:span text:style-name="T7">a</text:span>rping’ from the ports</text:p>
            <text:p text:style-name="P58">‘<text:span text:style-name="T8">scapy’ with ‘python’</text:span></text:p>
            <text:p text:style-name="P59">create a ‘10.x.x.x’ network</text:p>
          </table:table-cell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0">References:</text:p>
            <text:p text:style-name="P41"/>
            <text:p text:style-name="P40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10">https://en.wikipedia.org/wiki/Address_Resolution_Protocol</text:span></text:a></text:p>
            <text:p text:style-name="P61">rarp was replaced by bootp <text:span text:style-name="T4">and dhcp, it is not used now. </text:span><text:span text:style-name="T5">Rarp needed a server on each network</text:span></text:p>
            <text:p text:style-name="P62">it is vunerable to ‘man in the middle’ attacks</text:p>
          </table:table-cell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2">Notes:</text:p>
          </table:table-cell>
          <table:table-cell table:style-name="Table1.A2" table:number-columns-spanned="2" office:value-type="string">
            <text:p text:style-name="P43"/>
          </table:table-cell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3"/>
          </table:table-cell>
          <table:table-cell table:style-name="Table1.A2" table:number-columns-spanned="2" office:value-type="string">
            <text:p text:style-name="P50"><text:s/></text:p>
          </table:table-cell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>tunnels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>ppp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>mac</text:p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2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0"/>
          </table:table-cell>
          <table:table-cell table:style-name="Table1.A2" table:number-columns-spanned="3" office:value-type="string">
            <text:p text:style-name="P50"/>
          </table:table-cell>
          <table:covered-table-cell/>
          <table:covered-table-cell/>
          <table:table-cell table:style-name="Table1.F2" office:value-type="string">
            <text:p text:style-name="P5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3T09:43:49.076000000</dc:date>
    <meta:editing-duration>P1DT55M53S</meta:editing-duration>
    <meta:editing-cycles>67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05" meta:word-count="263" meta:character-count="1499" meta:non-whitespace-character-count="1334"/>
  </office:meta>
</office:document-meta>
</file>